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rsid="0018a170" officeooo:paragraph-rsid="0018a170" style:font-weight-asian="bold" style:font-weight-complex="bold"/>
    </style:style>
    <style:style style:name="P2" style:family="paragraph" style:parent-style-name="Standard">
      <style:paragraph-properties fo:text-align="start" style:justify-single-word="false"/>
      <style:text-properties fo:font-weight="bold" officeooo:rsid="001979de" officeooo:paragraph-rsid="001979de" style:font-weight-asian="bold" style:font-weight-complex="bold"/>
    </style:style>
    <style:style style:name="P3" style:family="paragraph" style:parent-style-name="Standard">
      <style:paragraph-properties fo:margin-left="1.251cm" fo:margin-right="0cm" fo:text-align="start" style:justify-single-word="false" fo:text-indent="0cm" style:auto-text-indent="false"/>
      <style:text-properties officeooo:rsid="0016f5ae" officeooo:paragraph-rsid="0016f5ae"/>
    </style:style>
    <style:style style:name="P4" style:family="paragraph" style:parent-style-name="Standard">
      <style:paragraph-properties fo:margin-left="1.251cm" fo:margin-right="0cm" fo:text-align="start" style:justify-single-word="false" fo:text-indent="0cm" style:auto-text-indent="false"/>
      <style:text-properties fo:font-weight="bold" officeooo:rsid="0016f5ae" officeooo:paragraph-rsid="0016f5ae" style:font-weight-asian="bold" style:font-weight-complex="bold"/>
    </style:style>
    <style:style style:name="P5" style:family="paragraph" style:parent-style-name="Standard">
      <style:paragraph-properties fo:margin-left="1.251cm" fo:margin-right="0cm" fo:text-align="start" style:justify-single-word="false" fo:text-indent="0cm" style:auto-text-indent="false"/>
      <style:text-properties fo:font-weight="normal" officeooo:rsid="0018a170" officeooo:paragraph-rsid="0018a170" style:font-weight-asian="normal" style:font-weight-complex="normal"/>
    </style:style>
    <style:style style:name="P6" style:family="paragraph" style:parent-style-name="Standard" style:list-style-name="L1">
      <style:paragraph-properties fo:text-align="start" style:justify-single-word="false"/>
      <style:text-properties fo:font-weight="bold" officeooo:rsid="0018a170" officeooo:paragraph-rsid="0018a170" style:font-weight-asian="bold" style:font-weight-complex="bold"/>
    </style:style>
    <style:style style:name="P7" style:family="paragraph" style:parent-style-name="Standard">
      <style:paragraph-properties fo:text-align="start" style:justify-single-word="false"/>
      <style:text-properties fo:font-weight="bold" officeooo:rsid="001979de" officeooo:paragraph-rsid="001979de" style:font-weight-asian="bold" style:font-weight-complex="bold"/>
    </style:style>
    <style:style style:name="P8" style:family="paragraph" style:parent-style-name="Standard">
      <style:paragraph-properties fo:text-align="start" style:justify-single-word="false"/>
      <style:text-properties fo:font-weight="bold" officeooo:paragraph-rsid="001c6fcb" style:font-weight-asian="bold" style:font-weight-complex="bold"/>
    </style:style>
    <style:style style:name="P9" style:family="paragraph" style:parent-style-name="Standard">
      <style:paragraph-properties fo:text-align="start" style:justify-single-word="false"/>
      <style:text-properties fo:font-weight="bold" officeooo:rsid="001c6fcb" officeooo:paragraph-rsid="001c6fcb" style:font-weight-asian="bold" style:font-weight-complex="bold"/>
    </style:style>
    <style:style style:name="P10" style:family="paragraph" style:parent-style-name="Standard">
      <style:paragraph-properties fo:text-align="start" style:justify-single-word="false"/>
      <style:text-properties fo:font-weight="normal" officeooo:rsid="0019487c" officeooo:paragraph-rsid="0018a170" style:font-weight-asian="normal" style:font-weight-complex="normal"/>
    </style:style>
    <style:style style:name="P11" style:family="paragraph" style:parent-style-name="Standard">
      <style:paragraph-properties fo:text-align="start" style:justify-single-word="false"/>
      <style:text-properties fo:font-weight="normal" officeooo:rsid="001979de" officeooo:paragraph-rsid="001979de" style:font-weight-asian="normal" style:font-weight-complex="normal"/>
    </style:style>
    <style:style style:name="P12" style:family="paragraph" style:parent-style-name="Standard">
      <style:paragraph-properties fo:text-align="start" style:justify-single-word="false"/>
      <style:text-properties officeooo:paragraph-rsid="001ba04f"/>
    </style:style>
    <style:style style:name="P13" style:family="paragraph" style:parent-style-name="Standard" style:list-style-name="L2">
      <style:paragraph-properties fo:text-align="start" style:justify-single-word="false"/>
      <style:text-properties officeooo:paragraph-rsid="001ba04f"/>
    </style:style>
    <style:style style:name="P14" style:family="paragraph" style:parent-style-name="Standard">
      <style:paragraph-properties fo:text-align="start" style:justify-single-word="false"/>
      <style:text-properties officeooo:paragraph-rsid="001c6fcb"/>
    </style:style>
    <style:style style:name="P15" style:family="paragraph" style:parent-style-name="Standard" style:list-style-name="L3">
      <style:paragraph-properties fo:text-align="start" style:justify-single-word="false"/>
      <style:text-properties officeooo:paragraph-rsid="001c6fcb"/>
    </style:style>
    <style:style style:name="P16" style:family="paragraph" style:parent-style-name="Standard">
      <style:paragraph-properties fo:text-align="start" style:justify-single-word="false"/>
      <style:text-properties officeooo:paragraph-rsid="001e5f7e"/>
    </style:style>
    <style:style style:name="P17" style:family="paragraph" style:parent-style-name="Standard">
      <style:paragraph-properties fo:margin-left="1.251cm" fo:margin-right="0cm" fo:text-align="start" style:justify-single-word="false" fo:text-indent="0cm" style:auto-text-indent="false"/>
      <style:text-properties officeooo:rsid="0016f5ae" officeooo:paragraph-rsid="0016f5ae"/>
    </style:style>
    <style:style style:name="P18" style:family="paragraph" style:parent-style-name="Text_20_body">
      <style:text-properties fo:font-weight="bold" officeooo:rsid="0016f5ae" style:font-weight-asian="bold" style:font-weight-complex="bold"/>
    </style:style>
    <style:style style:name="P19" style:family="paragraph" style:parent-style-name="Text_20_body">
      <style:paragraph-properties fo:text-align="start" style:justify-single-word="false"/>
      <style:text-properties officeooo:paragraph-rsid="001e5f7e"/>
    </style:style>
    <style:style style:name="P20" style:family="paragraph" style:parent-style-name="Text_20_body">
      <style:paragraph-properties fo:margin-top="0.423cm" fo:margin-bottom="0cm" loext:contextual-spacing="false" fo:line-height="120%" fo:text-align="center" style:justify-single-word="false" style:writing-mode="lr-tb"/>
      <style:text-properties fo:font-weight="normal"/>
    </style:style>
    <style:style style:name="P21" style:family="paragraph" style:parent-style-name="Text_20_body">
      <style:paragraph-properties fo:margin-top="0.423cm" fo:margin-bottom="0cm" loext:contextual-spacing="false" fo:line-height="120%" fo:text-align="center" style:justify-single-word="false" style:writing-mode="lr-tb"/>
      <style:text-properties officeooo:paragraph-rsid="0020d208"/>
    </style:style>
    <style:style style:name="P22" style:family="paragraph" style:parent-style-name="Text_20_body">
      <style:paragraph-properties fo:margin-top="0.212cm" fo:margin-bottom="0.212cm" loext:contextual-spacing="false" fo:line-height="120%" fo:text-align="center" style:justify-single-word="false" style:writing-mode="lr-tb"/>
      <style:text-properties fo:font-variant="normal" fo:text-transform="none" fo:color="#000000" style:text-line-through-style="none" style:text-line-through-type="none" style:font-name="Courier New" fo:font-size="9.75pt" fo:font-style="normal" style:text-underline-style="none" fo:font-weight="normal" style:text-blinking="false" fo:background-color="transparent"/>
    </style:style>
    <style:style style:name="P23" style:family="paragraph" style:parent-style-name="Text_20_body">
      <style:paragraph-properties fo:margin-left="0.801cm" fo:margin-right="0.801cm" fo:margin-top="0.212cm" fo:margin-bottom="0.212cm" loext:contextual-spacing="false" fo:line-height="120%" fo:text-align="justify" style:justify-single-word="false" fo:text-indent="0cm" style:auto-text-indent="false" style:writing-mode="lr-tb"/>
      <style:text-properties fo:font-weight="normal"/>
    </style:style>
    <style:style style:name="P24" style:family="paragraph" style:parent-style-name="Text_20_body">
      <style:paragraph-properties fo:margin-left="0.801cm" fo:margin-right="0.801cm" fo:margin-top="0.212cm" fo:margin-bottom="0.212cm" loext:contextual-spacing="false" fo:line-height="120%" fo:text-align="justify" style:justify-single-word="false" fo:text-indent="0cm" style:auto-text-indent="false" style:writing-mode="lr-tb"/>
    </style:style>
    <style:style style:name="P25" style:family="paragraph" style:parent-style-name="Text_20_body">
      <style:paragraph-properties fo:margin-left="1.251cm" fo:margin-right="0cm" fo:text-align="center" style:justify-single-word="false" fo:text-indent="0cm" style:auto-text-indent="false"/>
      <style:text-properties fo:font-weight="normal" officeooo:rsid="0016f5ae" officeooo:paragraph-rsid="0016f5ae" style:font-weight-asian="bold" style:font-weight-complex="bold"/>
    </style:style>
    <style:style style:name="P26" style:family="paragraph" style:parent-style-name="Text_20_body">
      <style:paragraph-properties fo:margin-left="0.501cm" fo:margin-right="0cm" fo:margin-top="0.212cm" fo:margin-bottom="0cm" loext:contextual-spacing="false" fo:line-height="120%" fo:text-align="justify" style:justify-single-word="false" fo:text-indent="-0.501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68449" style:text-blinking="false" fo:background-color="transparent"/>
    </style:style>
    <style:style style:name="T1" style:family="text">
      <style:text-properties fo:font-weight="normal" style:font-weight-asian="normal" style:font-weight-complex="normal"/>
    </style:style>
    <style:style style:name="T2" style:family="text">
      <style:text-properties fo:font-weight="normal" officeooo:rsid="0019487c" style:font-weight-asian="normal" style:font-weight-complex="normal"/>
    </style:style>
    <style:style style:name="T3" style:family="text">
      <style:text-properties fo:font-weight="normal" officeooo:rsid="001a12f0" style:font-weight-asian="normal" style:font-weight-complex="normal"/>
    </style:style>
    <style:style style:name="T4" style:family="text">
      <style:text-properties fo:font-weight="normal" officeooo:rsid="001c6fcb" style:font-weight-asian="normal" style:font-weight-complex="normal"/>
    </style:style>
    <style:style style:name="T5" style:family="text">
      <style:text-properties fo:font-weight="normal" officeooo:rsid="001e5f7e" style:font-weight-asian="normal" style:font-weight-complex="normal"/>
    </style:style>
    <style:style style:name="T6" style:family="text">
      <style:text-properties officeooo:rsid="001a12f0"/>
    </style:style>
    <style:style style:name="T7" style:family="text">
      <style:text-properties fo:font-weight="bold" style:font-weight-asian="bold" style:font-weight-complex="bold"/>
    </style:style>
    <style:style style:name="T8" style:family="text">
      <style:text-properties fo:font-weight="bold" officeooo:rsid="001a12f0" style:font-weight-asian="bold" style:font-weight-complex="bold"/>
    </style:style>
    <style:style style:name="T9" style:family="text">
      <style:text-properties fo:font-weight="bold" officeooo:rsid="001ba04f" style:font-weight-asian="bold" style:font-weight-complex="bold"/>
    </style:style>
    <style:style style:name="T10" style:family="text">
      <style:text-properties fo:font-weight="bold" officeooo:rsid="001c6fcb" style:font-weight-asian="bold" style:font-weight-complex="bold"/>
    </style:style>
    <style:style style:name="T11" style:family="text">
      <style:text-properties fo:font-weight="bold" officeooo:rsid="001e5f7e" style:font-weight-asian="bold" style:font-weight-complex="bold"/>
    </style:style>
    <style:style style:name="T12" style:family="text">
      <style:text-properties officeooo:rsid="001ba04f"/>
    </style:style>
    <style:style style:name="T13" style:family="text">
      <style:text-properties officeooo:rsid="001c6fcb"/>
    </style:style>
    <style:style style:name="T14" style:family="text">
      <style:text-properties officeooo:rsid="001e5f7e"/>
    </style:style>
    <style:style style:name="T15" style:family="text">
      <style:text-properties fo:font-variant="normal" fo:text-transform="none" fo:color="#000000" style:text-line-through-style="none" style:text-line-through-type="none" style:font-name="Times New Roman" fo:font-size="15.75pt" fo:font-style="normal" style:text-underline-style="none" fo:font-weight="bold" officeooo:rsid="0020d208" style:text-blinking="false" fo:background-color="transparent" loext:char-shading-value="0"/>
    </style:style>
    <style:style style:name="T16"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17" style:family="text">
      <style:text-properties fo:font-variant="normal" fo:text-transform="none" fo:color="#000000" style:text-line-through-style="none" style:text-line-through-type="none" style:font-name="Times New Roman" fo:font-size="12pt" fo:font-style="normal" style:text-underline-style="none" fo:font-weight="bold" officeooo:rsid="0020d208" style:text-blinking="false" fo:background-color="transparent" loext:char-shading-value="0"/>
    </style:style>
    <style:style style:name="T18"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19" style:family="text">
      <style:text-properties fo:font-variant="normal" fo:text-transform="none" fo:color="#000000" style:text-line-through-style="none" style:text-line-through-type="none" style:font-name="Times New Roman" fo:font-size="12pt" fo:font-style="normal" style:text-underline-style="none" fo:font-weight="normal" officeooo:rsid="0020d208" style:text-blinking="false" fo:background-color="transparent" loext:char-shading-value="0"/>
    </style:style>
    <style:style style:name="T20" style:family="text">
      <style:text-properties fo:font-variant="normal" fo:text-transform="none" fo:color="#000000" style:text-line-through-style="none" style:text-line-through-type="none" style:font-name="Times New Roman" fo:font-size="12pt" fo:font-style="italic" style:text-underline-style="none" fo:font-weight="bold" style:text-blinking="false" fo:background-color="transparent" loext:char-shading-value="0"/>
    </style:style>
    <style:style style:name="T21" style:family="text">
      <style:text-properties fo:font-variant="normal" fo:text-transform="none" fo:color="#000000" style:text-line-through-style="none" style:text-line-through-type="none" style:font-name="Times New Roman" fo:font-size="6.75pt" fo:font-style="normal"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style:font-name="Times New Roman" fo:font-size="12.75pt" fo:font-style="normal" style:text-underline-style="none" fo:font-weight="bold" style:text-blinking="false" fo:background-color="transparent" loext:char-shading-value="0" style:font-weight-asian="bold" style:font-weight-complex="bold"/>
    </style:style>
    <style:style style:name="T23" style:family="text">
      <style:text-properties fo:font-variant="normal" fo:text-transform="none" fo:color="#000000" style:text-line-through-style="none" style:text-line-through-type="none" style:font-name="Times New Roman" fo:font-size="12.75pt" fo:font-style="normal" style:text-underline-style="none" fo:font-weight="bold" officeooo:rsid="0024b72b" style:text-blinking="false" fo:background-color="transparent" loext:char-shading-value="0" style:font-weight-asian="bold" style:font-weight-complex="bold"/>
    </style:style>
    <style:style style:name="T2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5" style:family="text">
      <style:text-properties fo:font-variant="normal" fo:text-transform="none" fo:color="#000000" style:text-line-through-style="none" style:text-line-through-type="none" style:text-underline-style="none" officeooo:rsid="0024b72b" style:text-blinking="false" fo:background-color="transparent" loext:char-shading-value="0"/>
    </style:style>
    <style:style style:name="T26"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7" style:family="text">
      <style:text-properties fo:font-variant="normal" fo:text-transform="none" fo:color="#000000" style:text-line-through-style="none" style:text-line-through-type="none" style:text-underline-style="none" fo:font-weight="normal" officeooo:rsid="00230fb9" style:text-blinking="false" fo:background-color="transparent" loext:char-shading-value="0"/>
    </style:style>
    <style:style style:name="T28" style:family="text">
      <style:text-properties fo:font-variant="normal" fo:text-transform="none" fo:color="#000000" style:text-line-through-style="none" style:text-line-through-type="none" style:text-underline-style="none" fo:font-weight="normal" officeooo:rsid="0024b72b" style:text-blinking="false" fo:background-color="transparent" loext:char-shading-value="0"/>
    </style:style>
    <style:style style:name="T29" style:family="text">
      <style:text-properties fo:font-variant="normal" fo:text-transform="none" fo:color="#000000" style:text-line-through-style="none" style:text-line-through-type="none" style:text-underline-style="none" fo:font-weight="normal" officeooo:rsid="0026bc1b" style:text-blinking="false" fo:background-color="transparent" loext:char-shading-value="0"/>
    </style:style>
    <style:style style:name="T30" style:family="text">
      <style:text-properties officeooo:rsid="00228fa6"/>
    </style:style>
    <style:style style:name="T31" style:family="text">
      <style:text-properties officeooo:rsid="0024b72b"/>
    </style:style>
    <style:style style:name="T32" style:family="text">
      <style:text-properties officeooo:rsid="00268449"/>
    </style:style>
    <style:style style:name="T33" style:family="text">
      <style:text-properties officeooo:rsid="0026bc1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15">Análise Estrutural do Sistema Operacional Linux</text:span></text:p>
      <text:p text:style-name="P20"><text:span text:style-name="T17">Vinícius Pacheco Vieira</text:span></text:p>
      <text:p text:style-name="P21"><text:span text:style-name="T21">1</text:span><text:span text:style-name="T18">Instituto de Informática – </text:span><text:span text:style-name="T19">Centro Universitário Franciscano </text:span><text:span text:style-name="T18"><text:s/>(</text:span><text:span text:style-name="T19">UNIFRA</text:span><text:span text:style-name="T18">)<text:line-break/>Caixa Postal </text:span><text:span text:style-name="T16">151 </text:span><text:span text:style-name="T18"><text:s/>– </text:span><text:span text:style-name="T19">Santa Maria</text:span><text:span text:style-name="T18"> – RS – Brazil</text:span></text:p>
      <text:p text:style-name="P22">{<text:span text:style-name="T30">vinipachecov@gmail.com}</text:span></text:p>
      <text:p text:style-name="P24"><text:span text:style-name="T20">Abstract.</text:span><text:span text:style-name="T26"> </text:span><text:span text:style-name="T27">This paper intentions is to describe briefly the structure of the Linux system, an operating system based on UNIX. </text:span><text:span text:style-name="T29">W</text:span><text:span text:style-name="T27">e describe some of it’s history, and the an analysis of it’s major components and it’s functionalities like: memory management, security, scheduling, </text:span><text:span text:style-name="T28">threads and processes, fily system and network strutcture.</text:span></text:p>
      <text:p text:style-name="P23"><text:span text:style-name="T20">Resumo.</text:span><text:span text:style-name="T24"> </text:span><text:span text:style-name="T25">O propósito do artigo é de apresentar de forma breve o sistema operacional Linux e suas características. É apresentado a história do sistema operacionail assim como outros detalhes da estrutura do sistema como, segurança, gerência de memória, gerência de processos e threads, sistemas de arquivos, escalonamento de processos e a estrutura de rede do sistema.</text:span></text:p>
      <text:p text:style-name="P18"/>
      <text:p text:style-name="P3"><text:span text:style-name="T11">1.0 </text:span><text:span text:style-name="T7">História</text:span></text:p>
      <text:p text:style-name="P3"/>
      <text:p text:style-name="P3">O sistema linux é uma versão do UNIX que tem ganhado popularidade nos últimos anos. Teve seu desenvolvimento começado em 1991 por Linus Torvalds. No início do seu desenvolvimento o código fonte do Linux estava disponível gratuitamente pela internet. Como resultado, a história do sistema se destacou pela sua colaboração de usuários do mundo inteiro, quase que exclusivamente pela internet. Em seus primórdios, o desenvolvimento do linux estava concentrado unicamente no kernel, o núcleo responsável pelo gerenciamento dos recursoso do sistema e que interagem com o hardware do computador. <text:line-break/>É importante <text:s/>saber diferenciar um kernel linux de um sistema linux. Um kernel linux é um pedaço inteiamente original do software desenvolvido no início da década de 90 pela comunidade Linux. Um sistema Linux, como nós conhecemos hoje, inclui uma variedade de componentes, alguns escfritos do zero, outros copiados de outros projetos de desenvolvimento, e outros criados ainda em colaboração com outros times. </text:p>
      <text:p text:style-name="P3"/>
      <text:p text:style-name="P4"><text:span text:style-name="T14">2.0 Componentes do </text:span>Sistema Linux</text:p>
      <text:p text:style-name="P4"/>
      <text:p text:style-name="P5">O sistema linux pode ser dividido em tres grandes corpos de código, todos com implementações tradicionais do UNIX:</text:p>
      <text:p text:style-name="P5"/>
      <text:list xml:id="list4346957555424177656" text:style-name="L1">
        <text:list-item>
          <text:p text:style-name="P6">Kernel.<text:span text:style-name="T1">O Kernel é responsável por manter toda abstração importante do sistema operacional, incluindo memória virtual e os processos.</text:span></text:p>
        </text:list-item>
        <text:list-item>
          <text:p text:style-name="P6">Bibliotecas do Sistema. <text:span text:style-name="T1">As bibliotecas do sistema definem o padrão de funções pelas quais as aplicações podem interagir com o kernel. Essas funções implementam muito das funcionalidades do sistema operacional que não precisam de privilégio do código do kernel.</text:span></text:p>
        </text:list-item>
        <text:list-item>
          <text:p text:style-name="P6"><text:soft-page-break/>Utilidades do Sistema.<text:span text:style-name="T1"> Programas de utilidade do sistema são programas que fazem serviços ou tarefas individuais e especializadas de gerenciamento. Alguns deles podem ser chamados uma única vez para configurar alguns aspectos do sistema.</text:span></text:p>
        </text:list-item>
      </text:list>
      <text:p text:style-name="P1"/>
      <text:p text:style-name="P1"><text:tab/><text:span text:style-name="T2">O sistema pode ser dividido em: Módulos carregáveis pelo kernel, Kernel do Linux, bibliotecas compartilhadas pelo sistema, Programas de gerenciamento do sistema, processos do usuário, programas de utilidade ao usuário e compiladores. É importante distinguir o kernel de todo resto. Todo código do kernel é executado em um modo privilegiado com acesso a todos recursos do computador, chamado de modo kernel. Essa visão se baseia no princípio de performance, sendo o código do kernel uma grande biblioteca monolítica. Isso se explica pois dessa forma porque estando o código em um único endereço, não é necessário mudanças de contexto quando um processo chama uma função do sistema operacional ou quando uma interrupção de hardware é entregue.</text:span></text:p>
      <text:p text:style-name="P10"/>
      <text:p text:style-name="P2"><text:tab/><text:span text:style-name="T13">3.0 </text:span>Gerencia de processos</text:p>
      <text:p text:style-name="P2"/>
      <text:p text:style-name="P2"><text:tab/><text:span text:style-name="T1">Processos são um contexto básico pelo qual todas atividades ou requisições de usuários são entregues dentro do sistema operacional. Para ser compatíveis com outro sistemas UNIX, Linux precisa usar um modelo de processo similar para as outros versões do UNIX. <text:s/>O princípio básico de gerencimaneto de processos do sistema UNIX <text:s/>é dividido em duas operações: a criação de processos e a execução de um novo programa. Um novo programa é chamado pela função fork(), uma chamada de sistema, e a execução de um novo programa pela chamada de sistema exec(). <text:line-break/></text:span></text:p>
      <text:p text:style-name="P2"><text:span text:style-name="T1"><text:tab/></text:span><text:span text:style-name="T5">4.</text:span><text:span text:style-name="T13">0</text:span><text:span text:style-name="T4"> </text:span>Processos e Threads</text:p>
      <text:p text:style-name="P2"/>
      <text:p text:style-name="P2"><text:tab/><text:span text:style-name="T1">No sistema Linux, é providenciado a função fork() para duplicar processos e também a função clone() para criar threads. Entretanto, o sistema Linux não distingue processos de threads. Na verdade, o sistema usa o termo tarefa ao invés de processos ou threads quando se refere a um fluxo de controle dentro de um programa. Quando clone() é chamada, é passada um set de flags que determinam quando será compartilhando entre as tarefas do filho e do pai.</text:span></text:p>
      <text:p text:style-name="P11"/>
      <text:p text:style-name="P2"><text:span text:style-name="T1"><text:tab/></text:span><text:span text:style-name="T14">5.0 </text:span>Escalonamento <text:span text:style-name="T31">de Processos</text:span></text:p>
      <text:p text:style-name="P2"/>
      <text:p text:style-name="P2"><text:tab/><text:span text:style-name="T3">Linux tem dois algoritmos de escalonamento de processos. Um é o de time-sharing, para distribuir igualdade entre múltiplos processos e o de tarefas em tempo real onde as prioridades são mais importantes que a igualdade.</text:span></text:p>
      <text:p text:style-name="P2"><text:span text:style-name="T3"/></text:p>
      <text:p text:style-name="P2"><text:tab/><text:span text:style-name="T14">6.0 Gerência de Memória</text:span></text:p>
      <text:p text:style-name="P11"><text:tab/></text:p>
      <text:p text:style-name="P11"><text:tab/><text:span text:style-name="T6">A gerencia de memória <text:s/>ou memory management no Linux é dividida em duas partes. A primeira cuida de alocar e liberar memória física – páginas, grupos de páginas e pequenos blocos de memória. A segunda parte lida com memória virtual, que é a memória mapeada nos endereços de um processo em executação. </text:span></text:p>
      <text:p text:style-name="P11"/>
      <text:p text:style-name="P11"><text:tab/><text:span text:style-name="T14">7</text:span><text:span text:style-name="T10">.0 </text:span><text:span text:style-name="T8">Sistemas de Arquivos</text:span></text:p>
      <text:p text:style-name="P11"><text:span text:style-name="T8"/></text:p>
      <text:p text:style-name="P11"><text:tab/><text:span text:style-name="T6">O sistema Linux herdou o padrão UNIX de sistemas de arquivos. No UNIX, um arquivo não tem de ser um objeto para ser armazenado ou pego pela rede de servidor de arquivos. Ao invés, arquivos UNIX podem ser qualquer coisa capaz de lidar com input ou output de stream de dados. Drivers de dispositivos podem aparecer como arquivos, canais de comunicação ou redes de conexão podem aparecer como arquivos para o usuário.</text:span></text:p>
      <text:p text:style-name="P11"/>
      <text:p text:style-name="P11"><text:tab/><text:span text:style-name="T11">8</text:span><text:span text:style-name="T10">.0 </text:span><text:span text:style-name="T9">Estrutura de Rede</text:span></text:p>
      <text:p text:style-name="P11"><text:soft-page-break/><text:span text:style-name="T9"/></text:p>
      <text:p text:style-name="P12"><text:tab/><text:span text:style-name="T12">Networking é uma funcionalidade chave para o Linux. Não somente o Linux suporta os protocolos padrões usados para comunicações UNIX-to-UNIX, mas também implementam um considerável número de protocolos para outros sistemas operacionais não derivados do UNIX. Internamente, a estrutura de rede do Linux no seu kernel é implementada em 3 camadas de software:</text:span></text:p>
      <text:p text:style-name="P12"/>
      <text:list xml:id="list7885611490188990837" text:style-name="L2">
        <text:list-item>
          <text:p text:style-name="P13"><text:span text:style-name="T12">Interface de Socket<text:line-break/></text:span></text:p>
        </text:list-item>
        <text:list-item>
          <text:p text:style-name="P13"><text:span text:style-name="T12">Drivers dos protocolos<text:line-break/></text:span></text:p>
        </text:list-item>
        <text:list-item>
          <text:p text:style-name="P13"><text:span text:style-name="T12">Drivers dos dispostivos de rede</text:span></text:p>
        </text:list-item>
      </text:list>
      <text:p text:style-name="P12"/>
      <text:p text:style-name="P12"/>
      <text:p text:style-name="P12"><text:tab/><text:span text:style-name="T12">Aplicações dos usuários realizam todos os pedidos de rede pela interface de socket. Essa interface é projetada para parecer como uma camada de socket BSD, para que qualquer programa designados a usar Berkeley sockets rodarão no linux sem alteraçõesn o codigo fonte.</text:span></text:p>
      <text:p text:style-name="P12"/>
      <text:p text:style-name="P12"/>
      <text:p text:style-name="P12"/>
      <text:p text:style-name="P12"/>
      <text:p text:style-name="P12"/>
      <text:p text:style-name="P12"><text:tab/><text:span text:style-name="T11">9</text:span><text:span text:style-name="T10">.0 Segurança</text:span></text:p>
      <text:p text:style-name="P12"><text:span text:style-name="T10"/></text:p>
      <text:p text:style-name="P14"><text:span text:style-name="T10"><text:tab/></text:span><text:span text:style-name="T4">A segurança do modelo Linux é muito semelhante aos mecanismos títpicos dos sistemas UNIX. As preocupações da segurança nesse sistema se classificam em dois grupos:<text:line-break/></text:span></text:p>
      <text:list xml:id="list6483154309338794845" text:style-name="L3">
        <text:list-item>
          <text:p text:style-name="P15"><text:span text:style-name="T10">Autenticação</text:span><text:span text:style-name="T4">. Fazendo com que ninguém tenha acesso ao sistema sem antes providenciar as entradas corretas.<text:line-break/></text:span></text:p>
        </text:list-item>
        <text:list-item>
          <text:p text:style-name="P15"><text:span text:style-name="T10">Controle de Acesso</text:span><text:span text:style-name="T4">. Providenciando um mecanismo para verificar se o usuário tem direito a acessar um certo objeto e previnindo acesso a objetos requeridos.</text:span></text:p>
        </text:list-item>
      </text:list>
      <text:p text:style-name="P14"><text:span text:style-name="T4"><text:tab/></text:span></text:p>
      <text:p text:style-name="P8"><text:span text:style-name="T13"><text:tab/>9.1 Autenticação</text:span></text:p>
      <text:p text:style-name="P8"/>
      <text:p text:style-name="P8"><text:tab/><text:span text:style-name="T4">Autenticação no unix é tipicamente utilizada pelo uso de um arquivo público de senha. Uma senha de usuário é combinada com um valor aleatório ‘salt’, e o resultado é codificado com uma função one-way e gravada no arquivo de senha. </text:span></text:p>
      <text:p text:style-name="P8"><text:span text:style-name="T4"/></text:p>
      <text:p text:style-name="P9"><text:tab/><text:span text:style-name="T14">9</text:span>.2 Controle de Acesso<text:tab/></text:p>
      <text:p text:style-name="P9"/>
      <text:p text:style-name="P9"><text:tab/><text:span text:style-name="T1">Controle de acesso no UNIX, e incluindo o Linux, é feito pelo uso de identificadores numéricos únicos. Um user identifier (UID) identifica um único usuário e o seu set singular de direitos de acesso. Um group identifier(GID) é um identificador extra que pode ser usado para identificar os direitos de um ou mais usuários. Controle de acesso é aplicado em vários objetos do sistema. Todo arquivo disponível no sistema é protegido por um mecanismo de controle de acesso padrão. Em adendo, outros objetos compartilhados, como secções de memória compartilhada e semáforos possuem o mesmo sistema de acesso.</text:span></text:p>
      <text:p text:style-name="P9"><text:span text:style-name="T1"><text:tab/>Todo objeto em um sistema UNIX sobre controle de acesso de usuários ou grupos tem um único UID e um único GID associado com ele. Processos podem ter um único UID, mas podem ter mais de um GID. Se o UID de um processo fecha com o UID de um objeto ele tem os direitos de </text:span><text:soft-page-break/><text:span text:style-name="T1">acesso ou de dono daquele objeto. Se o UID não fechar mas o GID fechar com o GID do objeto, então os direitos de grupo são conferidos, do contrário, o processo tem acesso global ao objeto.</text:span></text:p>
      <text:p text:style-name="P16"><text:span text:style-name="T7"><text:tab/><text:line-break/></text:span></text:p>
      <text:p text:style-name="P16"><text:span text:style-name="T7"/></text:p>
      <text:p text:style-name="P19"><text:bookmark text:name="docs-internal-guid-b45022c0-cc6c-b676-dbc9-48a36e2a000d"/><text:span text:style-name="T22">Refer</text:span><text:span text:style-name="T23">ê</text:span><text:span text:style-name="T22">nc</text:span><text:span text:style-name="T23">ias</text:span></text:p>
      <text:p text:style-name="P26"><text:span text:style-name="T32">SILBERSCHATZ, GALVIN, GAGNE, </text:span><text:s/><text:span text:style-name="T32">Operataing Systems Concepts</text:span>, <text:span text:style-name="T32">Nona Edição, John Wiley &amp; Sons, Inc, 2011</text:span>, <text:span text:style-name="T33">725 p.</text:span></text:p>
      <text:p text:style-name="Text_20_body"><text:line-break/></text:p>
      <text:p text:style-name="P16"><text:span text:style-name="T7"/></text:p>
      <text:p text:style-name="P16"><text:span text:style-name="T14"><text:line-break/><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6T10:08:15.219178814</meta:creation-date>
    <meta:editing-duration>PT23H9M55S</meta:editing-duration>
    <meta:editing-cycles>6</meta:editing-cycles>
    <meta:generator>LibreOffice/5.1.4.2$Linux_X86_64 LibreOffice_project/10m0$Build-2</meta:generator>
    <dc:date>2016-08-27T12:02:48.006325149</dc:date>
    <meta:document-statistic meta:table-count="0" meta:image-count="0" meta:object-count="0" meta:page-count="4" meta:paragraph-count="46" meta:word-count="1294" meta:character-count="8144" meta:non-whitespace-character-count="6848"/>
  </office:meta>
</office:document-meta>
</file>